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9A82040" style:family="table" style:master-page-name="Default">
      <style:table-properties table:display="true" style:writing-mode="lr-tb"/>
    </style:style>
    <style:style style:name="ta-09A821A8" style:family="table" style:master-page-name="Default">
      <style:table-properties table:display="true" style:writing-mode="lr-tb"/>
    </style:style>
    <style:style style:name="ta-09A82310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68FD0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68FD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68FD1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68FD1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COL-2" style:family="table-column">
      <style:table-column-properties style:column-width="105.00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9A82040">
        <office:forms form:automatic-focus="false" form:apply-design-mode="false">
          <form:form/>
        </office:forms>
        <table:table-column table:style-name="ACOL-0"/>
        <table:table-column table:style-name="ACOL-2" table:number-columns-repeated="3"/>
        <table:table-column table:style-name="ACOL-0" table:number-columns-repeated="10"/>
        <table:table-column table:style-name="ACOL-0" table:number-columns-repeated="242"/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/>
          <table:table-cell table:style-name="Gnumeric-default" office:value-type="string" office:string-value="x">
            <text:p>x</text:p>
          </table:table-cell>
          <table:table-cell table:number-columns-repeated="3" table:style-name="Gnumeric-default"/>
          <table:table-cell table:style-name="Gnumeric-default" office:value-type="string" office:string-value="x">
            <text:p>x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5">
            <text:p>5</text:p>
          </table:table-cell>
          <table:table-cell table:style-name="ACE-068FD380" table:formula="of:=ROUND(RAND()*10;)" office:value-type="float" office:value="4">
            <text:p>4</text:p>
          </table:table-cell>
          <table:table-cell table:style-name="ACE-068FD380" table:formula="of:=ROUND(RAND()*10;)" office:value-type="float" office:value="1">
            <text:p>1</text:p>
          </table:table-cell>
          <table:table-cell table:style-name="Gnumeric-default"/>
          <table:table-cell table:style-name="ACE-068FD380" table:formula="of:=ROUND(RAND()*10;)" office:value-type="float" office:value="8">
            <text:p>8</text:p>
          </table:table-cell>
          <table:table-cell table:style-name="ACE-068FD380" table:formula="of:=ROUND(RAND()*10;)" office:value-type="float" office:value="5">
            <text:p>5</text:p>
          </table:table-cell>
          <table:table-cell table:style-name="ACE-068FD380" table:formula="of:=ROUND(RAND()*10;)" office:value-type="float" office:value="7">
            <text:p>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10">
            <text:p>10</text:p>
          </table:table-cell>
          <table:table-cell table:style-name="ACE-068FD380" table:formula="of:=ROUND(RAND()*10;)" office:value-type="float" office:value="6">
            <text:p>6</text:p>
          </table:table-cell>
          <table:table-cell table:style-name="ACE-068FD380" table:formula="of:=ROUND(RAND()*10;)" office:value-type="float" office:value="7">
            <text:p>7</text:p>
          </table:table-cell>
          <table:table-cell table:style-name="Gnumeric-default"/>
          <table:table-cell table:style-name="ACE-068FD380" table:formula="of:=ROUND(RAND()*10;)" office:value-type="float" office:value="3">
            <text:p>3</text:p>
          </table:table-cell>
          <table:table-cell table:style-name="ACE-068FD380" table:formula="of:=ROUND(RAND()*10;)" office:value-type="float" office:value="1">
            <text:p>1</text:p>
          </table:table-cell>
          <table:table-cell table:style-name="ACE-068FD380" table:formula="of:=ROUND(RAND()*10;)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8">
            <text:p>8</text:p>
          </table:table-cell>
          <table:table-cell table:style-name="ACE-068FD380" table:formula="of:=ROUND(RAND()*10;)" office:value-type="float" office:value="6">
            <text:p>6</text:p>
          </table:table-cell>
          <table:table-cell table:style-name="ACE-068FD380" table:formula="of:=ROUND(RAND()*10;)" office:value-type="float" office:value="1">
            <text:p>1</text:p>
          </table:table-cell>
          <table:table-cell table:style-name="Gnumeric-default"/>
          <table:table-cell table:style-name="ACE-068FD380" table:formula="of:=ROUND(RAND()*10;)" office:value-type="float" office:value="4">
            <text:p>4</text:p>
          </table:table-cell>
          <table:table-cell table:style-name="ACE-068FD380" table:formula="of:=ROUND(RAND()*10;)" office:value-type="float" office:value="6">
            <text:p>6</text:p>
          </table:table-cell>
          <table:table-cell table:style-name="ACE-068FD380" table:formula="of:=ROUND(RAND()*10;)" office:value-type="float" office:value="5">
            <text:p>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8">
            <text:p>8</text:p>
          </table:table-cell>
          <table:table-cell table:style-name="ACE-068FD380" table:formula="of:=ROUND(RAND()*10;)" office:value-type="float" office:value="6">
            <text:p>6</text:p>
          </table:table-cell>
          <table:table-cell table:style-name="ACE-068FD380" table:formula="of:=ROUND(RAND()*10;)" office:value-type="float" office:value="3">
            <text:p>3</text:p>
          </table:table-cell>
          <table:table-cell table:style-name="Gnumeric-default"/>
          <table:table-cell table:style-name="ACE-068FD380" table:formula="of:=ROUND(RAND()*10;)" office:value-type="float" office:value="7">
            <text:p>7</text:p>
          </table:table-cell>
          <table:table-cell table:style-name="ACE-068FD380" table:formula="of:=ROUND(RAND()*10;)" office:value-type="float" office:value="0">
            <text:p>0</text:p>
          </table:table-cell>
          <table:table-cell table:style-name="ACE-068FD380" table:formula="of:=ROUND(RAND()*10;)" office:value-type="float" office:value="4">
            <text:p>4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0">
            <text:p>0</text:p>
          </table:table-cell>
          <table:table-cell table:style-name="ACE-068FD380" table:formula="of:=ROUND(RAND()*10;)" office:value-type="float" office:value="4">
            <text:p>4</text:p>
          </table:table-cell>
          <table:table-cell table:style-name="ACE-068FD380" table:formula="of:=ROUND(RAND()*10;)" office:value-type="float" office:value="4">
            <text:p>4</text:p>
          </table:table-cell>
          <table:table-cell table:style-name="Gnumeric-default"/>
          <table:table-cell table:style-name="ACE-068FD380" table:formula="of:=ROUND(RAND()*10;)" office:value-type="float" office:value="4">
            <text:p>4</text:p>
          </table:table-cell>
          <table:table-cell table:style-name="ACE-068FD380" table:formula="of:=ROUND(RAND()*10;)" office:value-type="float" office:value="1">
            <text:p>1</text:p>
          </table:table-cell>
          <table:table-cell table:style-name="ACE-068FD380" table:formula="of:=ROUND(RAND()*10;)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5">
            <text:p>5</text:p>
          </table:table-cell>
          <table:table-cell table:style-name="ACE-068FD380" table:formula="of:=ROUND(RAND()*10;)" office:value-type="float" office:value="8">
            <text:p>8</text:p>
          </table:table-cell>
          <table:table-cell table:style-name="ACE-068FD380" table:formula="of:=ROUND(RAND()*10;)" office:value-type="float" office:value="5">
            <text:p>5</text:p>
          </table:table-cell>
          <table:table-cell table:style-name="Gnumeric-default"/>
          <table:table-cell table:style-name="ACE-068FD380" table:formula="of:=ROUND(RAND()*10;)" office:value-type="float" office:value="7">
            <text:p>7</text:p>
          </table:table-cell>
          <table:table-cell table:style-name="ACE-068FD380" table:formula="of:=ROUND(RAND()*10;)" office:value-type="float" office:value="5">
            <text:p>5</text:p>
          </table:table-cell>
          <table:table-cell table:style-name="ACE-068FD380" table:formula="of:=ROUND(RAND()*10;)" office:value-type="float" office:value="7">
            <text:p>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9">
            <text:p>9</text:p>
          </table:table-cell>
          <table:table-cell table:style-name="ACE-068FD380" table:formula="of:=ROUND(RAND()*10;)" office:value-type="float" office:value="0">
            <text:p>0</text:p>
          </table:table-cell>
          <table:table-cell table:style-name="ACE-068FD380" table:formula="of:=ROUND(RAND()*10;)" office:value-type="float" office:value="5">
            <text:p>5</text:p>
          </table:table-cell>
          <table:table-cell table:style-name="Gnumeric-default"/>
          <table:table-cell table:style-name="ACE-068FD380" table:formula="of:=ROUND(RAND()*10;)" office:value-type="float" office:value="8">
            <text:p>8</text:p>
          </table:table-cell>
          <table:table-cell table:style-name="ACE-068FD380" table:formula="of:=ROUND(RAND()*10;)" office:value-type="float" office:value="8">
            <text:p>8</text:p>
          </table:table-cell>
          <table:table-cell table:style-name="ACE-068FD380" table:formula="of:=ROUND(RAND()*10;)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5">
            <text:p>5</text:p>
          </table:table-cell>
          <table:table-cell table:style-name="ACE-068FD380" table:formula="of:=ROUND(RAND()*10;)" office:value-type="float" office:value="3">
            <text:p>3</text:p>
          </table:table-cell>
          <table:table-cell table:style-name="ACE-068FD380" table:formula="of:=ROUND(RAND()*10;)" office:value-type="float" office:value="8">
            <text:p>8</text:p>
          </table:table-cell>
          <table:table-cell table:style-name="Gnumeric-default"/>
          <table:table-cell table:style-name="ACE-068FD380" table:formula="of:=ROUND(RAND()*10;)" office:value-type="float" office:value="5">
            <text:p>5</text:p>
          </table:table-cell>
          <table:table-cell table:style-name="ACE-068FD380" table:formula="of:=ROUND(RAND()*10;)" office:value-type="float" office:value="2">
            <text:p>2</text:p>
          </table:table-cell>
          <table:table-cell table:style-name="ACE-068FD380" table:formula="of:=ROUND(RAND()*10;)" office:value-type="float" office:value="3">
            <text:p>3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9">
            <text:p>9</text:p>
          </table:table-cell>
          <table:table-cell table:style-name="ACE-068FD380" table:formula="of:=ROUND(RAND()*10;)" office:value-type="float" office:value="8">
            <text:p>8</text:p>
          </table:table-cell>
          <table:table-cell table:style-name="ACE-068FD380" table:formula="of:=ROUND(RAND()*10;)" office:value-type="float" office:value="3">
            <text:p>3</text:p>
          </table:table-cell>
          <table:table-cell table:style-name="Gnumeric-default"/>
          <table:table-cell table:style-name="ACE-068FD380" table:formula="of:=ROUND(RAND()*10;)" office:value-type="float" office:value="5">
            <text:p>5</text:p>
          </table:table-cell>
          <table:table-cell table:style-name="ACE-068FD380" table:formula="of:=ROUND(RAND()*10;)" office:value-type="float" office:value="0">
            <text:p>0</text:p>
          </table:table-cell>
          <table:table-cell table:style-name="ACE-068FD380" table:formula="of:=ROUND(RAND()*10;)" office:value-type="float" office:value="5">
            <text:p>5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10">
            <text:p>10</text:p>
          </table:table-cell>
          <table:table-cell table:style-name="ACE-068FD380" table:formula="of:=ROUND(RAND()*10;)" office:value-type="float" office:value="9">
            <text:p>9</text:p>
          </table:table-cell>
          <table:table-cell table:style-name="ACE-068FD380" table:formula="of:=ROUND(RAND()*10;)" office:value-type="float" office:value="3">
            <text:p>3</text:p>
          </table:table-cell>
          <table:table-cell table:style-name="Gnumeric-default"/>
          <table:table-cell table:style-name="ACE-068FD380" table:formula="of:=ROUND(RAND()*10;)" office:value-type="float" office:value="10">
            <text:p>10</text:p>
          </table:table-cell>
          <table:table-cell table:style-name="ACE-068FD380" table:formula="of:=ROUND(RAND()*10;)" office:value-type="float" office:value="2">
            <text:p>2</text:p>
          </table:table-cell>
          <table:table-cell table:style-name="ACE-068FD380" table:formula="of:=ROUND(RAND()*10;)" office:value-type="float" office:value="6">
            <text:p>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3">
            <text:p>3</text:p>
          </table:table-cell>
          <table:table-cell table:style-name="ACE-068FD380" table:formula="of:=ROUND(RAND()*10;)" office:value-type="float" office:value="4">
            <text:p>4</text:p>
          </table:table-cell>
          <table:table-cell table:style-name="ACE-068FD380" table:formula="of:=ROUND(RAND()*10;)" office:value-type="float" office:value="10">
            <text:p>10</text:p>
          </table:table-cell>
          <table:table-cell table:style-name="Gnumeric-default"/>
          <table:table-cell table:style-name="ACE-068FD380" table:formula="of:=ROUND(RAND()*10;)" office:value-type="float" office:value="5">
            <text:p>5</text:p>
          </table:table-cell>
          <table:table-cell table:style-name="ACE-068FD380" table:formula="of:=ROUND(RAND()*10;)" office:value-type="float" office:value="3">
            <text:p>3</text:p>
          </table:table-cell>
          <table:table-cell table:style-name="ACE-068FD380" table:formula="of:=ROUND(RAND()*10;)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10">
            <text:p>10</text:p>
          </table:table-cell>
          <table:table-cell table:style-name="ACE-068FD380" table:formula="of:=ROUND(RAND()*10;)" office:value-type="float" office:value="8">
            <text:p>8</text:p>
          </table:table-cell>
          <table:table-cell table:style-name="ACE-068FD380" table:formula="of:=ROUND(RAND()*10;)" office:value-type="float" office:value="8">
            <text:p>8</text:p>
          </table:table-cell>
          <table:table-cell table:style-name="Gnumeric-default"/>
          <table:table-cell table:style-name="ACE-068FD380" table:formula="of:=ROUND(RAND()*10;)" office:value-type="float" office:value="6">
            <text:p>6</text:p>
          </table:table-cell>
          <table:table-cell table:style-name="ACE-068FD380" table:formula="of:=ROUND(RAND()*10;)" office:value-type="float" office:value="8">
            <text:p>8</text:p>
          </table:table-cell>
          <table:table-cell table:style-name="ACE-068FD380" table:formula="of:=ROUND(RAND()*10;)" office:value-type="float" office:value="6">
            <text:p>6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/>
          <table:table-cell table:style-name="ACE-068FD380" table:formula="of:=ROUND(RAND()*10;)" office:value-type="float" office:value="6">
            <text:p>6</text:p>
          </table:table-cell>
          <table:table-cell table:style-name="ACE-068FD380" table:formula="of:=ROUND(RAND()*10;)" office:value-type="float" office:value="4">
            <text:p>4</text:p>
          </table:table-cell>
          <table:table-cell table:style-name="ACE-068FD380" table:formula="of:=ROUND(RAND()*10;)" office:value-type="float" office:value="7">
            <text:p>7</text:p>
          </table:table-cell>
          <table:table-cell table:style-name="Gnumeric-default"/>
          <table:table-cell table:style-name="ACE-068FD380" table:formula="of:=ROUND(RAND()*10;)" office:value-type="float" office:value="2">
            <text:p>2</text:p>
          </table:table-cell>
          <table:table-cell table:style-name="ACE-068FD380" table:formula="of:=ROUND(RAND()*10;)" office:value-type="float" office:value="6">
            <text:p>6</text:p>
          </table:table-cell>
          <table:table-cell table:style-name="ACE-068FD380" table:formula="of:=ROUND(RAND()*10;)" office:value-type="float" office:value="2">
            <text:p>2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/>
          <table:table-cell table:style-name="Gnumeric-default" office:value-type="string" office:string-value="B_hat">
            <text:p>B_hat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/>
          <table:table-cell table:style-name="Gnumeric-default" office:value-type="string" office:string-value="x'x">
            <text:p>x'x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/>
          <table:table-cell table:style-name="Gnumeric-default" table:number-matrix-columns-spanned="3" table:number-matrix-rows-spanned="3" table:formula="of:=MMULT(TRANSPOSE([.B3:.D15]);[.B3:.D15])" office:value-type="float" office:value="710">
            <text:p>710</text:p>
          </table:table-cell>
          <table:table-cell table:style-name="Gnumeric-default" office:value-type="float" office:value="509">
            <text:p>509</text:p>
          </table:table-cell>
          <table:table-cell table:style-name="Gnumeric-default" office:value-type="float" office:value="426">
            <text:p>42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509">
            <text:p>509</text:p>
          </table:table-cell>
          <table:table-cell table:style-name="Gnumeric-default" office:value-type="float" office:value="454">
            <text:p>454</text:p>
          </table:table-cell>
          <table:table-cell table:style-name="Gnumeric-default" office:value-type="float" office:value="333">
            <text:p>33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426">
            <text:p>426</text:p>
          </table:table-cell>
          <table:table-cell table:style-name="Gnumeric-default" office:value-type="float" office:value="333">
            <text:p>333</text:p>
          </table:table-cell>
          <table:table-cell table:style-name="Gnumeric-default" office:value-type="float" office:value="421">
            <text:p>421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/>
          <table:table-cell table:style-name="Gnumeric-default" office:value-type="string" office:string-value="(x'x)-1">
            <text:p>(x'x)-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/>
          <table:table-cell table:style-name="Gnumeric-default" table:number-matrix-columns-spanned="3" table:number-matrix-rows-spanned="3" table:formula="of:=MINVERSE([.B22:.D24])" office:value-type="float" office:value="0.00808742909452742">
            <text:p>0.00808742909453</text:p>
          </table:table-cell>
          <table:table-cell table:style-name="Gnumeric-default" office:value-type="float" office:value="-0.00729990126170746">
            <text:p>−0.00729990126171</text:p>
          </table:table-cell>
          <table:table-cell table:style-name="Gnumeric-default" office:value-type="float" office:value="-0.00240944815705486">
            <text:p>−0.0024094481570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-0.00729990126170748">
            <text:p>−0.00729990126171</text:p>
          </table:table-cell>
          <table:table-cell table:style-name="Gnumeric-default" office:value-type="float" office:value="0.0118354931557946">
            <text:p>0.01183549315579</text:p>
          </table:table-cell>
          <table:table-cell table:style-name="Gnumeric-default" office:value-type="float" office:value="-0.00197496741898386">
            <text:p>−0.0019749674189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-0.00240944815705487">
            <text:p>−0.00240944815705</text:p>
          </table:table-cell>
          <table:table-cell table:style-name="Gnumeric-default" office:value-type="float" office:value="-0.00197496741898384">
            <text:p>−0.00197496741898</text:p>
          </table:table-cell>
          <table:table-cell table:style-name="Gnumeric-default" office:value-type="float" office:value="0.00637550846894773">
            <text:p>0.00637550846895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/>
          <table:table-cell table:style-name="Gnumeric-default" office:value-type="string" office:string-value="(x'x)-1x'">
            <text:p>(x'x)-1x'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/>
          <table:table-cell table:style-name="Gnumeric-default" table:formula="of:=MMULT([.B28:.D30];TRANSPOSE([.B3:.D15]))" office:value-type="float" office:value="0.00882809226875239">
            <text:p>0.00882809226875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/>
          <table:table-cell table:style-name="Gnumeric-default" office:value-type="string" office:string-value="(x'x)-1x' y">
            <text:p>(x'x)-1x' y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/>
          <table:table-cell table:style-name="Gnumeric-default" table:number-matrix-columns-spanned="3" table:number-matrix-rows-spanned="14" table:formula="of:=[.B33]*[.F3:.H15]" office:value-type="float" office:value="0.0706247381500192">
            <text:p>0.07062473815002</text:p>
          </table:table-cell>
          <table:table-cell table:style-name="Gnumeric-default" office:value-type="float" office:value="0.044140461343762">
            <text:p>0.04414046134376</text:p>
          </table:table-cell>
          <table:table-cell table:style-name="Gnumeric-default" office:value-type="float" office:value="0.0617966458812668">
            <text:p>0.0617966458812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64842768062572">
            <text:p>0.02648427680626</text:p>
          </table:table-cell>
          <table:table-cell table:style-name="Gnumeric-default" office:value-type="float" office:value="0.00882809226875239">
            <text:p>0.00882809226875</text:p>
          </table:table-cell>
          <table:table-cell table:style-name="Gnumeric-default" office:value-type="float" office:value="0.0176561845375048">
            <text:p>0.017656184537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53123690750096">
            <text:p>0.03531236907501</text:p>
          </table:table-cell>
          <table:table-cell table:style-name="Gnumeric-default" office:value-type="float" office:value="0.0529685536125144">
            <text:p>0.05296855361251</text:p>
          </table:table-cell>
          <table:table-cell table:style-name="Gnumeric-default" office:value-type="float" office:value="0.044140461343762">
            <text:p>0.0441404613437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17966458812668">
            <text:p>0.0617966458812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353123690750096">
            <text:p>0.0353123690750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53123690750096">
            <text:p>0.03531236907501</text:p>
          </table:table-cell>
          <table:table-cell table:style-name="Gnumeric-default" office:value-type="float" office:value="0.00882809226875239">
            <text:p>0.00882809226875</text:p>
          </table:table-cell>
          <table:table-cell table:style-name="Gnumeric-default" office:value-type="float" office:value="0.0264842768062572">
            <text:p>0.0264842768062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17966458812668">
            <text:p>0.06179664588127</text:p>
          </table:table-cell>
          <table:table-cell table:style-name="Gnumeric-default" office:value-type="float" office:value="0.044140461343762">
            <text:p>0.04414046134376</text:p>
          </table:table-cell>
          <table:table-cell table:style-name="Gnumeric-default" office:value-type="float" office:value="0.0617966458812668">
            <text:p>0.0617966458812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06247381500192">
            <text:p>0.07062473815002</text:p>
          </table:table-cell>
          <table:table-cell table:style-name="Gnumeric-default" office:value-type="float" office:value="0.0706247381500192">
            <text:p>0.07062473815002</text:p>
          </table:table-cell>
          <table:table-cell table:style-name="Gnumeric-default" office:value-type="float" office:value="0.0176561845375048">
            <text:p>0.017656184537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4140461343762">
            <text:p>0.04414046134376</text:p>
          </table:table-cell>
          <table:table-cell table:style-name="Gnumeric-default" office:value-type="float" office:value="0.0176561845375048">
            <text:p>0.0176561845375</text:p>
          </table:table-cell>
          <table:table-cell table:style-name="Gnumeric-default" office:value-type="float" office:value="0.0264842768062572">
            <text:p>0.0264842768062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4140461343762">
            <text:p>0.0441404613437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044140461343762">
            <text:p>0.0441404613437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82809226875239">
            <text:p>0.08828092268752</text:p>
          </table:table-cell>
          <table:table-cell table:style-name="Gnumeric-default" office:value-type="float" office:value="0.0176561845375048">
            <text:p>0.0176561845375</text:p>
          </table:table-cell>
          <table:table-cell table:style-name="Gnumeric-default" office:value-type="float" office:value="0.0529685536125144">
            <text:p>0.0529685536125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4140461343762">
            <text:p>0.04414046134376</text:p>
          </table:table-cell>
          <table:table-cell table:style-name="Gnumeric-default" office:value-type="float" office:value="0.0264842768062572">
            <text:p>0.02648427680626</text:p>
          </table:table-cell>
          <table:table-cell table:style-name="Gnumeric-default" office:value-type="float" office:value="0.0176561845375048">
            <text:p>0.017656184537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29685536125144">
            <text:p>0.05296855361251</text:p>
          </table:table-cell>
          <table:table-cell table:style-name="Gnumeric-default" office:value-type="float" office:value="0.0706247381500192">
            <text:p>0.07062473815002</text:p>
          </table:table-cell>
          <table:table-cell table:style-name="Gnumeric-default" office:value-type="float" office:value="0.0529685536125144">
            <text:p>0.0529685536125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76561845375048">
            <text:p>0.0176561845375</text:p>
          </table:table-cell>
          <table:table-cell table:style-name="Gnumeric-default" office:value-type="float" office:value="0.0529685536125144">
            <text:p>0.05296855361251</text:p>
          </table:table-cell>
          <table:table-cell table:style-name="Gnumeric-default" office:value-type="float" office:value="0.0176561845375048">
            <text:p>0.017656184537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/>
          <table:table-cell table:style-name="Gnumeric-default" office:value-type="string" office:string-value="#N/A">
            <text:p>#N/A</text:p>
          </table:table-cell>
          <table:table-cell table:style-name="Gnumeric-default" office:value-type="string" office:string-value="#N/A">
            <text:p>#N/A</text:p>
          </table:table-cell>
          <table:table-cell table:style-name="Gnumeric-default" office:value-type="string" office:string-value="#N/A">
            <text:p>#N/A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206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</table:table>
      <table:table table:name="Sheet2" table:style-name="ta-09A821A8">
        <office:forms form:automatic-focus="false" form:apply-design-mode="false">
          <form:form/>
        </office:forms>
        <table:table-column table:default-cell-style-name="ACE-068FD128" table:style-name="ACOL-0" table:number-columns-repeated="256"/>
        <table:table-row table:style-name="AROW-0">
          <table:table-cell table:number-columns-repeated="256" table:style-name="ACE-068FD128"/>
        </table:table-row>
        <table:table-row table:style-name="AROW-0">
          <table:table-cell table:number-columns-repeated="256" table:style-name="ACE-068FD128"/>
        </table:table-row>
        <table:table-row table:style-name="AROW-0" table:number-rows-repeated="65534">
          <table:table-cell table:number-columns-repeated="256" table:style-name="ACE-068FD128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</table:table>
      <table:table table:name="Sheet3" table:style-name="ta-09A82310">
        <office:forms form:automatic-focus="false" form:apply-design-mode="false">
          <form:form/>
        </office:forms>
        <table:table-column table:default-cell-style-name="ACE-068FD1F0" table:style-name="ACOL-0" table:number-columns-repeated="256"/>
        <table:table-row table:style-name="AROW-0">
          <table:table-cell table:number-columns-repeated="256" table:style-name="ACE-068FD1F0"/>
        </table:table-row>
        <table:table-row table:style-name="AROW-0">
          <table:table-cell table:number-columns-repeated="256" table:style-name="ACE-068FD1F0"/>
        </table:table-row>
        <table:table-row table:style-name="AROW-0" table:number-rows-repeated="65534">
          <table:table-cell table:number-columns-repeated="256" table:style-name="ACE-068FD1F0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8-02T09:10:57Z</dc:date>
    <meta:creation-date>2015-08-02T07:07:11Z</meta:creation-date>
    <meta:generator>gnumeric/1.10.16</meta:generator>
  </office:meta>
</office:document-meta>
</file>